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e5ca"/>
    </style:style>
    <style:style style:name="ce5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cd3c1"/>
    </style:style>
    <style:style style:name="gr1" style:family="graphic">
      <style:graphic-properties draw:fill-color="#111111" draw:textarea-horizontal-align="justify" draw:textarea-vertical-align="middle" draw:auto-grow-height="false" fo:min-height="12.1mm" fo:min-width="6.06mm"/>
    </style:style>
    <style:style style:name="gr2" style:family="graphic">
      <style:graphic-properties draw:fill-color="#111111" draw:textarea-horizontal-align="justify" draw:textarea-vertical-align="middle" draw:auto-grow-height="false" fo:min-height="4.92mm" fo:min-width="27.48mm"/>
    </style:style>
    <style:style style:name="gr3" style:family="graphic">
      <style:graphic-properties draw:fill-color="#000000" draw:textarea-horizontal-align="justify" draw:textarea-vertical-align="middle" draw:auto-grow-height="false" fo:min-height="23.03mm" fo:min-width="6.2m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2.11mm" svg:height="13.81mm" svg:x="58.08mm" svg:y="35.87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31.39mm" svg:height="9.83mm" svg:x="106.26mm" svg:y="96.16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" draw:text-style-name="P1" svg:width="31.39mm" svg:height="9.83mm" svg:x="219.33mm" svg:y="96.7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3" draw:text-style-name="P2" svg:width="12.38mm" svg:height="26.3mm" svg:x="168.81mm" svg:y="123.24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3" table:number-rows-spanned="5">
            <text:p>jyo_master (会場コードマスタ)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/>
          <table:covered-table-cell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固定データ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/>
          <table:covered-table-cell table:number-columns-repeated="3"/>
          <table:table-cell table:number-columns-repeated="11"/>
        </table:table-row>
        <table:table-row table:style-name="ro1">
          <table:table-cell/>
          <table:covered-table-cell table:number-columns-repeated="3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jyo_c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3" table:number-rows-spanned="18">
            <text:p>holdjyo_tb</text:p>
            <text:p>日付とその日に開催される会場のtb</text:p>
            <text:p/>
          </table:table-cell>
          <table:covered-table-cell table:number-columns-repeated="2" table:style-name="ce4"/>
          <table:table-cell/>
          <table:table-cell table:style-name="ce5" office:value-type="string" calcext:value-type="string" table:number-columns-spanned="4" table:number-rows-spanned="18">
            <text:p>raceinfo_tb</text:p>
            <text:p>開催場の各レースの情報</text:p>
            <text:p/>
          </table:table-cell>
          <table:covered-table-cell table:number-columns-repeated="3"/>
          <table:table-cell/>
          <table:table-cell table:style-name="ce5" office:value-type="string" calcext:value-type="string" table:number-columns-spanned="5" table:number-rows-spanned="18">
            <text:p>program_tb</text:p>
          </table:table-cell>
          <table:covered-table-cell table:number-columns-repeated="4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 office:value-type="string" calcext:value-type="string">
            <text:p>日付で更新されるデータ</text:p>
          </table:table-cell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 office:value-type="string" calcext:value-type="string">
            <text:p>datejyo_cd</text:p>
          </table:table-cell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/>
          <table:covered-table-cell table:number-columns-repeated="3" table:style-name="ce4"/>
          <table:table-cell/>
          <table:covered-table-cell table:number-columns-repeated="4"/>
          <table:table-cell/>
          <table:covered-table-cell table:number-columns-repeated="5" table:style-name="ce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race_i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4" table:number-rows-spanned="18">
            <text:p>chokuzen_cond_tb</text:p>
            <text:p>開催場の各レースの情報</text:p>
            <text:p/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  <table:table-row table:style-name="ro1">
          <table:table-cell table:number-columns-repeated="5"/>
          <table:covered-table-cell table:number-columns-repeated="4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H31:Sheet1.H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IPA明朝" style:font-family-generic-asian="system" style:font-pitch-asian="variable" style:font-size-asian="12pt" style:language-asian="zh" style:country-asian="CN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00/00/00</text:date>, <text:time style:data-style-name="N2" text:time-value="09:01:15.586884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20-05-22T09:10:40.149882972</dc:date>
    <meta:editing-duration>PT19M9S</meta:editing-duration>
    <meta:editing-cycles>4</meta:editing-cycles>
    <meta:document-statistic meta:table-count="1" meta:cell-count="11" meta:object-count="4"/>
  </office:meta>
</office:document-meta>
</file>